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en" fo:country="US"/>
    </style:style>
    <style:style style:name="P2" style:family="paragraph" style:parent-style-name="Caption">
      <style:text-properties fo:language="en" fo:country="US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Heading_20_2">
      <style:text-properties fo:language="en" fo:country="US"/>
    </style:style>
    <style:style style:name="P5" style:family="paragraph" style:parent-style-name="Heading_20_2">
      <style:paragraph-properties fo:break-before="page"/>
      <style:text-properties fo:language="en" fo:country="US"/>
    </style:style>
    <style:style style:name="P6" style:family="paragraph" style:parent-style-name="Heading_20_1">
      <style:paragraph-properties fo:break-before="page"/>
      <style:text-properties fo:language="en" fo:country="US"/>
    </style:style>
    <style:style style:name="P7" style:family="paragraph" style:parent-style-name="Footer">
      <style:text-properties fo:language="en" fo:country="US"/>
    </style:style>
    <style:style style:name="P8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T1" style:family="text">
      <style:text-properties officeooo:rsid="0027d681"/>
    </style:style>
    <style:style style:name="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1">Characters r</text:span>elationships </text:h>
      <text:h text:style-name="P4" text:outline-level="2">During apprenticeship</text:h>
      <text:p text:style-name="P1"><draw:frame draw:style-name="fr1" draw:name="Immagine27" text:anchor-type="as-char" svg:width="10.319cm" svg:height="10.134cm" draw:z-index="0"><draw:image xlink:href="../../Resources/Characters/Characters%20Maps/characters_map_PAST.png" xlink:type="simple" xlink:show="embed" xlink:actuate="onLoad" loext:mime-type="image/png"/></draw:frame></text:p>
      <text:h text:style-name="P4" text:outline-level="2">Beginning of Act 1</text:h>
      <text:p text:style-name="P1"><draw:frame draw:style-name="fr2" draw:name="immagini5" text:anchor-type="as-char" svg:width="18.731cm" svg:height="12.67cm" draw:z-index="1"><draw:image xlink:href="../../Resources/Characters/Characters%20Maps/characters_map2_ACT-1.png" xlink:type="simple" xlink:show="embed" xlink:actuate="onLoad" loext:mime-type="image/png"/></draw:frame></text:p>
      <text:h text:style-name="P5" text:outline-level="2">Ending of Act 1</text:h>
      <text:p text:style-name="P1"><draw:frame draw:style-name="fr3" draw:name="immagini6" text:anchor-type="as-char" svg:width="17.701cm" svg:height="12.51cm" draw:z-index="2"><draw:image xlink:href="../../Resources/Characters/Characters%20Maps/characters_map3_ACT-1-2.png" xlink:type="simple" xlink:show="embed" xlink:actuate="onLoad" loext:mime-type="image/png"/></draw:frame></text:p>
      <text:h text:style-name="P4" text:outline-level="2">Ending of Act 2</text:h>
      <text:p text:style-name="P1"><draw:frame draw:style-name="fr3" draw:name="Immagine24" text:anchor-type="as-char" svg:width="16.245cm" svg:height="10.478cm" draw:z-index="3"><draw:image xlink:href="../../Resources/Characters/Characters%20Maps/characters_map4_ACT-2-3.png" xlink:type="simple" xlink:show="embed" xlink:actuate="onLoad" loext:mime-type="image/png"/></draw:frame></text:p>
      <text:p text:style-name="P2">All images on this page(s) are protected by the following copyrights: 1997 Eiichiro Oda, 2002 Masashi Kishimoto, 2004 Studio Ghibli, 2004 Akira Amano, 2009 Isayama Haj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MP3" style:family="paragraph" style:parent-style-name="Footer">
      <style:text-properties fo:language="en" fo:country="US"/>
    </style:style>
    <style:style style:name="MP4" style:family="paragraph" style:parent-style-name="Head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racters relationships 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MP3"/>
      </style:footer>
    </style:master-page>
    <style:master-page style:name="Landscape" style:page-layout-name="Mpm2">
      <style:header>
        <text:p text:style-name="MP4"/>
      </style:header>
    </style:master-page>
    <style:master-page style:name="Endnote" style:page-layout-name="Mpm3">
      <style:header>
        <text:p text:style-name="MP4"/>
      </style:header>
    </style:master-page>
    <style:master-page style:name="Footnote" style:page-layout-name="Mpm3">
      <style:header>
        <text:p text:style-name="MP4"/>
      </style:header>
    </style:master-page>
    <style:master-page style:name="HTML" style:page-layout-name="Mpm4">
      <style:header>
        <text:p text:style-name="MP4"/>
      </style:header>
    </style:master-page>
    <style:master-page style:name="Envelope" style:page-layout-name="Mpm5">
      <style:header>
        <text:p text:style-name="MP4"/>
      </style:header>
    </style:master-page>
    <style:master-page style:name="Right_20_Page" style:display-name="Right Page" style:page-layout-name="Mpm6" style:next-style-name="Left_20_Page">
      <style:header>
        <text:p text:style-name="MP4"/>
      </style:header>
    </style:master-page>
    <style:master-page style:name="Left_20_Page" style:display-name="Left Page" style:page-layout-name="Mpm7" style:next-style-name="Right_20_Page">
      <style:header>
        <text:p text:style-name="MP4"/>
      </style:header>
    </style:master-page>
    <style:master-page style:name="PaginaVuotaDelLibro" style:page-layout-name="Mpm8" style:next-style-name="Index">
      <style:header>
        <text:p text:style-name="MP4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racters relationships </dc:title>
    <dc:date>2018-11-26T08:57:13.035000000</dc:date>
    <dc:creator>Michele Maione</dc:creator>
    <meta:editing-duration>PT19M13S</meta:editing-duration>
    <meta:editing-cycles>4</meta:editing-cycles>
    <meta:generator>LibreOffice/6.1.2.1$Windows_X86_64 LibreOffice_project/65905a128db06ba48db947242809d14d3f9a93fe</meta:generator>
    <meta:document-statistic meta:table-count="1" meta:image-count="4" meta:object-count="0" meta:page-count="2" meta:paragraph-count="12" meta:word-count="47" meta:character-count="294" meta:non-whitespace-character-count="254"/>
    <meta:template xlink:type="simple" xlink:actuate="onRequest" xlink:title="" xlink:href="../MasterGameDesignDocument.odm" meta:date="2018-11-26T08:55:58.491000000"/>
  </office:meta>
</office:document-meta>
</file>